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3"/>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style style:name="P11" style:family="paragraph" style:parent-style-name="Text_20_body" style:list-style-name="L1"/>
    <style:style style:name="P12" style:family="paragraph" style:parent-style-name="Heading_20_1">
      <style:paragraph-properties fo:text-align="center" style:justify-single-word="fals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h text:style-name="P12" text:outline-level="1">Spécifications</text:h>
      <text:p text:style-name="Preformatted_20_Text"/>
      <text:p text:style-name="Preformatted_20_Text"/>
      <text:h text:style-name="Heading_20_2" text:outline-level="2">Plan</text:h>
      <text:list text:style-name="L1">
        <text:list-item>
          <text:p text:style-name="P1">Le concept:<text:line-break/>Explication de l'esprit et du principe des paniers de légumes bio: rapport direct producteur-consommateur, consommation de saison, pourquoi des lég bio<text:line-break/>détail des avantages : diversité, ouverture, fraîcheur et qualité des produits</text:p>
        </text:list-item>
        <text:list-item>
          <text:p text:style-name="P1">Le panier<text:line-break/>contenu (légumes, poids, prix)<text:line-break/>dimensionnement (pour X personnes)<text:line-break/>Fonctionnement : regroupement pour livraison sur lieu de travail, marché, AMAP</text:p>
        </text:list-item>
        <text:list-item>
          <text:p text:style-name="P1">Les saisons<text:line-break/>tableau sommaire des saisons de production des légumes de L.</text:p>
        </text:list-item>
        <text:list-item>
          <text:p text:style-name="P1">L'exploitation<text:line-break/>Situation<text:line-break/>Cultures<text:line-break/>certifications bio<text:line-break/>Visites</text:p>
        </text:list-item>
        <text:list-item>
          <text:p text:style-name="P1">Contact / Qui sommes nous ?<text:line-break/>Lieux de livraison des paniers<text:line-break/>AMAP auxquelles L. prend part<text:line-break/>marchés<text:line-break/>Petite bio de L.</text:p>
        </text:list-item>
      </text:list>
      <text:h text:style-name="Heading_20_2" text:outline-level="2">Détails des rubriques</text:h>
      <text:h text:style-name="Heading_20_3" text:outline-level="3">Le concept:</text:h>
      <text:h text:style-name="Heading_20_4" text:outline-level="4">Un rapport direct producteur-consommateur</text:h>
      <text:p text:style-name="Text_20_body">Nous vendons directement notre production au consommateur afin de limiter le nombre d'intermédiaires. Ceci permet d'assurer au consommateur et au producteur le meilleur prix.</text:p>
      <text:p text:style-name="Text_20_body">Cette relation directe qui se crée entre vous et nous est la meilleure garantie sur la provenance et la fraîcheur des légumes. Lors des visites à la ferme vous pourrez venir les voir pousser et ainsi apprécier au mieux notre travail.</text:p>
      <text:h text:style-name="Heading_20_4" text:outline-level="4">Consommer des produits de saison</text:h>
      <text:p text:style-name="Text_20_body">Tous nos fruits et légumes sont de saisons car nous sommes exclusivement producteurs: nous ne revendons ni n'importons aucun produit d'autre région que la nôtre.</text:p>
      <text:p text:style-name="Text_20_body">Cette démarche permet de limiter l'impact écologique de notre production en terme de transport et de culture. Les légumes et les fruits produits sont de bien meilleur goût et qualité.</text:p>
      <text:h text:style-name="Heading_20_4" text:outline-level="4"><text:soft-page-break/>L'agriculture biologique</text:h>
      <text:p text:style-name="Text_20_body">Conscients de l'impact de l'agriculture sur l'environnement, nous pratiquons une agriculture bioogique responsable. Nos fruits et légumes sont exempt de produits chimiques et de pesticides, ce qui est bien meilleur pour votre santé, ainsi que la notre!</text:p>
      <text:h text:style-name="Heading_20_4" text:outline-level="4">L'intérêt du consommateur</text:h>
      <text:p text:style-name="Text_20_body">Les légumes sont cueillis le matin même de la livraison, ce qui vous permet de les déguster au meilleur moment de leur maturation. Leur goût est unique!</text:p>
      <text:p text:style-name="Text_20_body">La formule que nous avons choisi de paniers de légumes bio de saison permet au consommateur de redécouvrir les produits de notre terroir, parfois injustement oubliés. </text:p>
      <text:p text:style-name="Text_20_body">Plus besoin de vous soucier de vos courses au supermarché! Vous n'avez plus qu'à attendre la livraison de votre panier hebdomadaire et transformer vos repas en moment de découvertes et de plaisir.</text:p>
      <text:h text:style-name="Heading_20_3" text:outline-level="3">Le panier</text:h>
      <text:h text:style-name="Heading_20_4" text:outline-level="4">Composition</text:h>
      <text:list text:style-name="L3">
        <text:list-item>
          <text:p text:style-name="P7">Exemple d'un panier à 15€ en hiver :<text:line-break/>1,5 kg de pommes de terre<text:line-break/>1.5 kg de carottes<text:line-break/>2 gros navets<text:line-break/>1 botte de radis<text:line-break/>1/2 chou blanc<text:line-break/>1 petit botte de persil<text:line-break/>1 chou rave<text:line-break/>4 branches de céleri rave</text:p>
        </text:list-item>
      </text:list>
      <text:p text:style-name="Text_20_body"/>
      <text:list text:style-name="L3">
        <text:list-item>
          <text:p text:style-name="P7">Exemple d'un panier à 15€ en été :<text:line-break/>2 kg de tomates (nombreuses variétés)<text:line-break/>2 salades<text:line-break/>1 concombre<text:line-break/>1 kg de pommes de terre<text:line-break/>3 courgettes<text:line-break/>2 poivrons<text:line-break/>3-4 poireaux</text:p>
        </text:list-item>
      </text:list>
      <text:h text:style-name="Heading_20_4" text:outline-level="4">Tarifs</text:h>
      <text:p text:style-name="Text_20_body">Panier simple : 10 € , dimensionné pour 2 personnes</text:p>
      <text:p text:style-name="Text_20_body">Il y a possibilité de prendre des demi (pour 1 personne) ou 1,5 paniers (pour 3 personnes et plus)</text:p>
      <text:h text:style-name="Heading_20_4" text:outline-level="4">Livraison</text:h>
      <text:p text:style-name="Text_20_body">La livraison est incluse dans le prix du panier. Pour des raisons de praticité nous ne livrons que des groupes de plus de 10 personnes. </text:p>
      <text:p text:style-name="Text_20_body">Lors de la livraison 2 possibilités peuvent se présenter: soit la personne possède déjà un sac ou un panier pour transporter ses fruits et légumes, soit nous pouvons prêter la cagette les contenant à condition que la personne la ramène à la livraison suivante.</text:p>
      <text:p text:style-name="Text_20_body"><text:soft-page-break/>Nous vendons aussi notre production sur le marché de Tournefeuille. </text:p>
      <text:p text:style-name="Text_20_body">Pour retrouver l'adresse de l'ensemble de nos points de livraisons, veuillez vous rendre sur la page contact de notre site.</text:p>
      <text:h text:style-name="Heading_20_2" text:outline-level="2">Navigation</text:h>
      <text:p text:style-name="Text_20_body">Menu à 2 niveaux: </text:p>
      <text:list text:style-name="L2">
        <text:list-item>
          <text:p text:style-name="P3">En haut, menu principal avec les grandes catégories (possibilité de renvoi aux sous cat en menu déroulant)</text:p>
        </text:list-item>
        <text:list-item>
          <text:p text:style-name="P3">A gauche, menu secondaire avec les sous-catégories</text:p>
        </text:list-item>
      </text:list>
      <text:p text:style-name="Text_20_body"/>
      <text:p text:style-name="Text_20_body">Dominante couleur : </text:p>
      <text:p text:style-name="Text_20_body">Vert bouteille, jaune verdatre, </text:p>
      <text:p text:style-name="Text_20_body">rouge pomme, orange carotte</text:p>
      <text:p text:style-name="Text_20_body">bleu Evian</text:p>
      <text:p text:style-name="Text_20_body">Thématique du panier</text:p>
      <text:p text:style-name="Text_20_body">Mot clés : jardin, panier , légume, maraîchère, </text:p>
      <text:p text:style-name="Text_20_body"/>
      <text:p text:style-name="Text_20_body"/>
      <text:p text:style-name="Text_20_body">Idées:</text:p>
      <text:list text:style-name="L4">
        <text:list-item>
          <text:p text:style-name="P9">feuille de chou de paniers de saisons : communication, news, etc.</text:p>
        </text:list-item>
        <text:list-item>
          <text:p text:style-name="P9">recettes (faire un moteur de recherche sur Marmit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date>2008-01-17T16:34:50</dc:date>
    <meta:editing-cycles>25</meta:editing-cycles>
    <meta:editing-duration>PT5H5M42S</meta:editing-duration>
    <meta:user-defined meta:name="Info 1"/>
    <meta:user-defined meta:name="Info 2"/>
    <meta:user-defined meta:name="Info 3"/>
    <meta:user-defined meta:name="Info 4"/>
    <meta:document-statistic meta:table-count="0" meta:image-count="0" meta:object-count="0" meta:page-count="3" meta:paragraph-count="46" meta:word-count="626" meta:character-count="3911"/>
  </office:meta>
</office:document-meta>
</file>